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6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0.9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0.5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1.6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9cm" fo:min-width="0.7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1.7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44cm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none" draw:fill-color="#ffffff" fo:min-height="1.0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823cm" svg:height="24.036cm" svg:x="6.051cm" svg:y="3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28cm" svg:height="1.726cm" svg:x="6.046cm" svg:y="25.511cm">
          <text:p text:style-name="P1"><text:span text:style-name="T1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21cm" svg:height="1.725cm" svg:x="6.053cm" svg:y="23.786cm">
          <text:p text:style-name="P1">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28cm" svg:height="1.724cm" svg:x="6.046cm" svg:y="22.062cm">
          <text:p text:style-name="P1">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21cm" svg:height="1.725cm" svg:x="6.053cm" svg:y="20.337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23cm" svg:height="1.727cm" svg:x="6.051cm" svg:y="18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24cm" svg:height="1.689cm" svg:x="6.049cm" svg:y="16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824cm" svg:height="1.725cm" svg:x="6.043cm" svg:y="11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15cm" svg:height="1.725cm" svg:x="6.051cm" svg:y="15.189cm">
          <text:p text:style-name="P1">val_escritu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815cm" svg:height="1.68cm" svg:x="6.051cm" svg:y="13.509cm">
          <text:p text:style-name="P1">retorn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485cm" svg:height="1.195cm" svg:x="4.662cm" svg:y="9.553cm">
          <draw:text-box>
            <text:p><text:span text:style-name="T2">40</text:span></text:p>
          </draw:text-box>
        </draw:frame>
        <draw:frame draw:style-name="gr5" draw:text-style-name="P3" draw:layer="layout" svg:width="1.485cm" svg:height="1.195cm" svg:x="4.662cm" svg:y="11.278cm">
          <draw:text-box>
            <text:p><text:span text:style-name="T2">36</text:span></text:p>
          </draw:text-box>
        </draw:frame>
        <draw:frame draw:style-name="gr5" draw:text-style-name="P3" draw:layer="layout" svg:width="1.485cm" svg:height="1.195cm" svg:x="4.662cm" svg:y="13.037cm">
          <draw:text-box>
            <text:p><text:span text:style-name="T2">32</text:span></text:p>
          </draw:text-box>
        </draw:frame>
        <draw:frame draw:style-name="gr5" draw:text-style-name="P3" draw:layer="layout" svg:width="1.485cm" svg:height="1.195cm" svg:x="4.589cm" svg:y="14.507cm">
          <draw:text-box>
            <text:p><text:span text:style-name="T2">28</text:span></text:p>
          </draw:text-box>
        </draw:frame>
        <draw:frame draw:style-name="gr6" draw:text-style-name="P3" draw:layer="layout" svg:width="1.597cm" svg:height="1.196cm" svg:x="4.716cm" svg:y="16.562cm">
          <draw:text-box>
            <text:p><text:span text:style-name="T2">24</text:span></text:p>
          </draw:text-box>
        </draw:frame>
        <draw:frame draw:style-name="gr5" draw:text-style-name="P3" draw:layer="layout" svg:width="1.485cm" svg:height="1.195cm" svg:x="4.662cm" svg:y="18.18cm">
          <draw:text-box>
            <text:p><text:span text:style-name="T2">20</text:span></text:p>
          </draw:text-box>
        </draw:frame>
        <draw:frame draw:style-name="gr5" draw:text-style-name="P3" draw:layer="layout" svg:width="1.485cm" svg:height="1.195cm" svg:x="4.662cm" svg:y="19.905cm">
          <draw:text-box>
            <text:p><text:span text:style-name="T2">16</text:span></text:p>
          </draw:text-box>
        </draw:frame>
        <draw:frame draw:style-name="gr7" draw:text-style-name="P3" draw:layer="layout" svg:width="1.485cm" svg:height="1.196cm" svg:x="4.662cm" svg:y="21.629cm">
          <draw:text-box>
            <text:p><text:span text:style-name="T2">12</text:span></text:p>
          </draw:text-box>
        </draw:frame>
        <draw:frame draw:style-name="gr8" draw:text-style-name="P3" draw:layer="layout" svg:width="1.051cm" svg:height="1.196cm" svg:x="4.791cm" svg:y="23.299cm">
          <draw:text-box>
            <text:p><text:span text:style-name="T2">8</text:span></text:p>
          </draw:text-box>
        </draw:frame>
        <draw:frame draw:style-name="gr9" draw:text-style-name="P3" draw:layer="layout" svg:width="1.051cm" svg:height="1.195cm" svg:x="4.764cm" svg:y="25.08cm">
          <draw:text-box>
            <text:p><text:span text:style-name="T2">4</text:span></text:p>
          </draw:text-box>
        </draw:frame>
        <draw:frame draw:style-name="gr10" draw:text-style-name="P3" draw:layer="layout" svg:width="0.603cm" svg:height="1.195cm" svg:x="4.764cm" svg:y="26.805cm">
          <draw:text-box>
            <text:p><text:span text:style-name="T2">0</text:span></text:p>
          </draw:text-box>
        </draw:frame>
        <draw:frame draw:style-name="gr11" draw:layer="layout" svg:width="2.184cm" svg:height="1.196cm" svg:x="13.57cm" svg:y="23.376cm">
          <draw:text-box>
            <text:p>ABA</text:p>
          </draw:text-box>
        </draw:frame>
        <draw:frame draw:style-name="gr12" draw:layer="layout" svg:width="2.224cm" svg:height="1.379cm" svg:x="13.463cm" svg:y="18.175cm">
          <draw:text-box>
            <text:p>UA</text:p>
          </draw:text-box>
        </draw:frame>
        <draw:frame draw:style-name="gr13" draw:layer="layout" svg:width="2.226cm" svg:height="1.196cm" svg:x="13.475cm" svg:y="6.241cm">
          <draw:text-box>
            <text:p>SRA</text:p>
          </draw:text-box>
        </draw:frame>
        <draw:custom-shape draw:style-name="gr2" draw:text-style-name="P1" draw:layer="layout" svg:width="5.827cm" svg:height="1.644cm" svg:x="6.043cm" svg:y="8.382cm">
          <text:p text:style-name="P1">g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layer="layout" svg:width="1.944cm" svg:height="1.195cm" svg:x="13.64cm" svg:y="13.114cm">
          <draw:text-box>
            <text:p>LTA</text:p>
          </draw:text-box>
        </draw:frame>
        <draw:frame draw:style-name="gr5" draw:text-style-name="P3" draw:layer="layout" svg:width="1.485cm" svg:height="1.195cm" svg:x="4.632cm" svg:y="7.75cm">
          <draw:text-box>
            <text:p><text:span text:style-name="T2">44</text:span></text:p>
          </draw:text-box>
        </draw:frame>
        <draw:custom-shape draw:style-name="gr2" draw:text-style-name="P1" draw:layer="layout" svg:width="5.813cm" svg:height="1.736cm" svg:x="6.046cm" svg:y="6.64cm">
          <text:p text:style-name="P1">$f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485cm" svg:height="1.196cm" svg:x="4.636cm" svg:y="6.103cm">
          <draw:text-box>
            <text:p><text:span text:style-name="T2">48</text:span></text:p>
          </draw:text-box>
        </draw:frame>
        <draw:custom-shape draw:style-name="gr15" draw:text-style-name="P1" draw:layer="layout" svg:width="0.431cm" svg:height="7.077cm" svg:x="12.722cm" svg:y="20.25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" draw:layer="layout" svg:width="0.431cm" svg:height="7.076cm" svg:x="12.73cm" svg:y="3.283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" draw:layer="layout" svg:width="0.431cm" svg:height="3.33cm" svg:x="12.722cm" svg:y="16.92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.469cm" svg:height="1.707cm" svg:x="6.043cm" svg:y="11.802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71cm" svg:height="1.707cm" svg:x="7.512cm" svg:y="11.802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7cm" svg:height="1.707cm" svg:x="8.982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24cm" svg:height="1.707cm" svg:x="10.45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432cm" svg:height="1.665cm" svg:x="4.196cm" svg:y="11.80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layer="layout" svg:width="1.5cm" svg:height="1.322cm" svg:x="2.9cm" svg:y="12.178cm">
          <draw:text-box>
            <text:p>V0</text:p>
          </draw:text-box>
        </draw:frame>
        <draw:custom-shape draw:style-name="gr2" draw:text-style-name="P1" draw:layer="layout" svg:width="5.829cm" svg:height="1.764cm" svg:x="6.046cm" svg:y="10.024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13cm" svg:height="1.721cm" svg:x="6.046cm" svg:y="4.903cm">
          <text:p text:style-name="P1">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28cm" svg:height="1.724cm" svg:x="6.046cm" svg:y="3.19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485cm" svg:height="1.195cm" svg:x="4.637cm" svg:y="4.24cm">
          <draw:text-box>
            <text:p><text:span text:style-name="T2">52</text:span></text:p>
          </draw:text-box>
        </draw:frame>
        <draw:frame draw:style-name="gr5" draw:text-style-name="P3" draw:layer="layout" svg:width="1.485cm" svg:height="1.195cm" svg:x="4.637cm" svg:y="2.5cm">
          <draw:text-box>
            <text:p><text:span text:style-name="T2">56</text:span></text:p>
          </draw:text-box>
        </draw:frame>
        <draw:frame draw:style-name="gr7" draw:text-style-name="P3" draw:layer="layout" svg:width="1.485cm" svg:height="1.196cm" svg:x="4.637cm" svg:y="6.103cm">
          <draw:text-box>
            <text:p><text:span text:style-name="T2">48</text:span></text:p>
          </draw:text-box>
        </draw:frame>
        <draw:custom-shape draw:style-name="gr15" draw:text-style-name="P1" draw:layer="layout" svg:width="0.617cm" svg:height="6.213cm" svg:x="12.606cm" svg:y="10.60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8T16:49:43</meta:creation-date>
    <dc:date>2010-10-15T00:06:41</dc:date>
    <meta:editing-duration>PT03H26M17S</meta:editing-duration>
    <meta:editing-cycles>36</meta:editing-cycles>
    <meta:generator>OpenOffice.org/3.2$Linux OpenOffice.org_project/320m12$Build-9483</meta:generator>
    <meta:document-statistic meta:object-count="45"/>
  </office:meta>
</office:document-meta>
</file>